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979in" style:rel-column-width="2877*"/>
    </style:style>
    <style:style style:name="Table1.B" style:family="table-column">
      <style:table-column-properties style:column-width="1.1931in" style:rel-column-width="1718*"/>
    </style:style>
    <style:style style:name="Table1.C" style:family="table-column">
      <style:table-column-properties style:column-width="1.7431in" style:rel-column-width="2510*"/>
    </style:style>
    <style:style style:name="Table1.D" style:family="table-column">
      <style:table-column-properties style:column-width="1.759in" style:rel-column-width="25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font-weight="normal" officeooo:rsid="0003fd50" officeooo:paragraph-rsid="0003fd50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3fd50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3fd50" officeooo:paragraph-rsid="0003fd50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3fd50" officeooo:paragraph-rsid="0003fd5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fd50" officeooo:paragraph-rsid="0003fd5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fd50" officeooo:paragraph-rsid="0003fd5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03fd5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paragraph-rsid="0003fd50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4pt" officeooo:rsid="0003fd50" officeooo:paragraph-rsid="0003fd50" style:font-size-asian="14pt" style:font-size-complex="14pt"/>
    </style:style>
    <style:style style:name="T1" style:family="text">
      <style:text-properties fo:color="#6a8759"/>
    </style:style>
    <style:style style:name="T2" style:family="text">
      <style:text-properties fo:color="#6a8759" style:font-name="Liberation Serif" fo:font-size="14pt" style:font-size-asian="14pt" style:font-size-complex="14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officeooo:rsid="0003fd5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officeooo:rsid="0003fd50"/>
    </style:style>
    <style:style style:name="T7" style:family="text">
      <style:text-properties officeooo:rsid="0003fd5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Единая аптечная справочная г. Челябинска</text:p>
      <text:p text:style-name="P4"/>
      <text:p text:style-name="P5"/>
      <text:p text:style-name="P5">1. Данные доступны по адресу:</text:p>
      <text:p text:style-name="P5"/>
      <text:p text:style-name="P1"><text:a xlink:type="simple" xlink:href="http://192.168.88.175:8081/" text:style-name="Internet_20_link" text:visited-style-name="Visited_20_Internet_20_Link"><text:span text:style-name="T3">http://192.168.88.175:8081/</text:span></text:a></text:p>
      <text:p text:style-name="P5"/>
      <text:p text:style-name="P5">2. Работа с сервисом доступна по аккаунтами:</text:p>
      <text:p text:style-name="P5"/>
      <text:p text:style-name="P5">- admin (password: Spravka_010484)</text:p>
      <text:p text:style-name="P5">- user1 (password: Cupic01)</text:p>
      <text:p text:style-name="P5">- user2 (password: Cupic02)</text:p>
      <text:p text:style-name="P5">- user3 (password: Cupic03)</text:p>
      <text:p text:style-name="P5">- user4 (password: Cupic04)</text:p>
      <text:p text:style-name="P6"/>
      <text:p text:style-name="P2"><text:span text:style-name="T4">3. <text:s/>Сервис поддерживает автоматическую подгрузку новых данных с почты </text:span><text:a xlink:type="simple" xlink:href="mailto:sprav074@mail.ru" text:style-name="Internet_20_link" text:visited-style-name="Visited_20_Internet_20_Link"><text:span text:style-name="T2">sprav074@mail.ru</text:span></text:a></text:p>
      <text:p text:style-name="P8"><text:span text:style-name="T1"/></text:p>
      <text:p text:style-name="P6">4. Данные аптек, требующие дополнительной обработки:</text:p>
      <text:p text:style-name="P6"/>
      <text:p text:style-name="P7"><text:span text:style-name="T7">- Аптека «Оланс» (</text:span><text:span text:style-name="T5">ул. Бажова, 38 а</text:span><text:span text:style-name="T6">) <text:s/>- необходимо пересохранение файла в любом приложении Office (Open Office, LibreOffice);</text:span></text:p>
      <text:p text:style-name="P7"><text:span text:style-name="T6"/></text:p>
      <text:p text:style-name="P7"><text:span text:style-name="T6">- Аптеки сети «Харман» - добавление данных вручную или указание в названии отправляемых аптеками документов или темы письма полного адреса аптек( улица и номер дома);</text:span></text:p>
      <text:p text:style-name="P7"><text:span text:style-name="T6"/></text:p>
      <text:p text:style-name="P7"><text:span text:style-name="T6">- Аптека Фарсервис (Чичерина, 30) — вручную сменить расширение файла: поменять csv на dbf, открыть в приложении <text:s/>LibreOfficeCalc с кодировкой Cyrillic (DOS/OS2-866/Russian) и пересохранить в формате xls, xlsx, csv.</text:span></text:p>
      <text:p text:style-name="P7"><text:span text:style-name="T6"/></text:p>
      <text:p text:style-name="P7"><text:span text:style-name="T6">- Фитоаптека Травинка (Марченко, 22)— требуется внесение данных вручную или оформление данных аптеки в таблице по образцу:</text:span></text:p>
      <text:p text:style-name="P7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Наименование</text:p>
          </table:table-cell>
          <table:table-cell table:style-name="Table1.A1" office:value-type="string">
            <text:p text:style-name="P10">Цена</text:p>
          </table:table-cell>
          <table:table-cell table:style-name="Table1.A1" office:value-type="string">
            <text:p text:style-name="P10">Количество</text:p>
          </table:table-cell>
          <table:table-cell table:style-name="Table1.D1" office:value-type="string">
            <text:p text:style-name="P10">Производитель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7"><text:span text:style-name="T6"/></text:p>
      <text:p text:style-name="P7"><text:span text:style-name="T6">- 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4:18:47.558282759</meta:creation-date>
    <dc:date>2021-04-16T15:58:36.204416214</dc:date>
    <meta:editing-duration>PT59M26S</meta:editing-duration>
    <meta:editing-cycles>1</meta:editing-cycles>
    <meta:document-statistic meta:table-count="1" meta:image-count="0" meta:object-count="0" meta:page-count="1" meta:paragraph-count="20" meta:word-count="147" meta:character-count="1087" meta:non-whitespace-character-count="955"/>
    <meta:generator>LibreOffice/6.0.7.3$Linux_X86_64 LibreOffice_project/00m0$Build-3</meta:generator>
  </office:meta>
</office:document-meta>
</file>